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Boya 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770.45" calcext:value-type="float">
            <text:p>6.7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Boya 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 table:formula="of:=[$'SnA boya_2'.C8]" office:value-type="float" office:value="3000" calcext:value-type="float">
            <text:p>3.000</text:p>
          </table:table-cell>
          <table:table-cell table:style-name="ce13" table:formula="of:=[.E7]-[.G7]" office:value-type="float" office:value="21000" calcext:value-type="float">
            <text:p>21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Karo 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 table:formula="of:=[$'SnB karo_1'.C8]" office:value-type="float" office:value="0" calcext:value-type="float">
            <text:p>0</text:p>
          </table:table-cell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Karo 2 </text:span><text:span text:style-name="T2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_Vinç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12000" calcext:value-type="float">
            <text:p>12.000</text:p>
          </table:table-cell>
          <table:table-cell table:style-name="ce9" table:formula="of:=[$'SnCD vinç'.C6]" office:value-type="float" office:value="12233.28" calcext:value-type="float">
            <text:p>12.233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12233.28" calcext:value-type="float">
            <text:p>12.23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_Este<text:span text:style-name="T4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5585" calcext:value-type="float">
            <text:p>15.585</text:p>
          </table:table-cell>
          <table:table-cell table:style-name="ce13" table:formula="of:=[.E11]-[.G11]" office:value-type="float" office:value="14415" calcext:value-type="float">
            <text:p>14.415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_Pano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2305" calcext:value-type="float">
            <text:p>12.305</text:p>
          </table:table-cell>
          <table:table-cell table:style-name="ce13" table:formula="of:=[.E12]-[.G12]" office:value-type="float" office:value="-12305" calcext:value-type="float">
            <text:p>-12.305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_Silim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H_Yazıhane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3947.91" calcext:value-type="float">
            <text:p>3.948</text:p>
          </table:table-cell>
          <table:table-cell table:style-name="ce13" table:formula="of:=[.E14]-[.G14]" office:value-type="float" office:value="-3947.91" calcext:value-type="float">
            <text:p>-3.948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09070.45" calcext:value-type="float">
            <text:p>109.070</text:p>
          </table:table-cell>
          <table:table-cell table:style-name="ce11" table:formula="of:=SUM([.E4:.E17])" office:value-type="float" office:value="109303.73" calcext:value-type="float">
            <text:p>109.304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34837.91" calcext:value-type="float">
            <text:p>34.838</text:p>
          </table:table-cell>
          <table:table-cell table:style-name="ce11" table:formula="of:=SUM([.H4:.H17])" office:value-type="float" office:value="74465.82" calcext:value-type="float">
            <text:p>74.466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74465.82" calcext:value-type="float">
            <text:p>74.466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7509" calcext:value-type="percentage">
            <text:p>%75,09</text:p>
          </table:table-cell>
          <table:table-cell table:style-name="ce9" table:formula="of:=[.H20]*[.G22]" office:value-type="float" office:value="55916.384238" calcext:value-type="float">
            <text:p>55.9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2491" calcext:value-type="percentage">
            <text:p>%24,91</text:p>
          </table:table-cell>
          <table:table-cell table:style-name="ce9" table:formula="of:=[.H20]*[.G23]" office:value-type="float" office:value="18549.435762" calcext:value-type="float">
            <text:p>18.549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 table:formula="of:=[.C12]-[.E12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8" office:value-type="string" calcext:value-type="string">
            <text:p>ocak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8.64" calcext:value-type="float">
            <text:p>-8,64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20.91" calcext:value-type="float">
            <text:p>-20,91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30])" office:value-type="float" office:value="6770.45" calcext:value-type="float">
            <text:p>6.770,45</text:p>
          </table:table-cell>
          <table:table-cell table:style-name="ce95" table:formula="of:=SUM([.F7:.F30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40:.E80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31]-[.E32]" office:value-type="float" office:value="6770.45" calcext:value-type="float">
            <text:p>6.770,45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93" table:formula="of:=SUM([.F39:.F43])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3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3000" calcext:value-type="float">
            <text:p>3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1000" calcext:value-type="float">
            <text:p>21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3000" calcext:value-type="float">
            <text:p>3.0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elektrik abonesi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/>
          <table:table-cell table:style-name="ce89"/>
          <table:table-cell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43200" calcext:value-type="float">
            <text:p>43.2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4</text:p>
          </table:table-cell>
          <table:table-cell table:style-name="ce89" office:value-type="float" office:value="14400" calcext:value-type="float">
            <text:p>14.400,00</text:p>
          </table:table-cell>
          <table:table-cell table:style-name="ce89"/>
          <table:table-cell table:style-name="ce99" table:formula="of:=[.E17]+[.C18]-[.D18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8]+[.C19]-[.D19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 table:formula="of:=[.E19]+[.C20]-[.D20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14400 TL senet alındı</text:p>
          </table:table-cell>
          <table:table-cell table:style-name="ce89" table:number-columns-repeated="2"/>
          <table:table-cell table:style-name="ce99" table:formula="of:=[.E20]+[.C21]-[.D21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 table:formula="of:=[.E21]+[.C22]-[.D22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22]+[.C23]-[.D23]" office:value-type="float" office:value="14400" calcext:value-type="float">
            <text:p>14.4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3]+[.C24]-[.D24]" office:value-type="float" office:value="13200" calcext:value-type="float">
            <text:p>1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/>
          <table:table-cell table:style-name="ce89" office:value-type="float" office:value="7.92" calcext:value-type="float">
            <text:p>7,92</text:p>
          </table:table-cell>
          <table:table-cell table:style-name="ce99" table:formula="of:=[.E24]+[.C25]-[.D25]" office:value-type="float" office:value="13192.08" calcext:value-type="float">
            <text:p>13.192,08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/>
          <table:table-cell table:style-name="ce89" office:value-type="float" office:value="9.64" calcext:value-type="float">
            <text:p>9,64</text:p>
          </table:table-cell>
          <table:table-cell table:style-name="ce99" table:formula="of:=[.E25]+[.C26]-[.D26]" office:value-type="float" office:value="13182.44" calcext:value-type="float">
            <text:p>13.182,44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/>
          <table:table-cell table:style-name="ce89" office:value-type="float" office:value="7.64" calcext:value-type="float">
            <text:p>7,64</text:p>
          </table:table-cell>
          <table:table-cell table:style-name="ce99" table:formula="of:=[.E26]+[.C27]-[.D27]" office:value-type="float" office:value="13174.8" calcext:value-type="float">
            <text:p>13.174,8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/>
          <table:table-cell table:style-name="ce89" office:value-type="float" office:value="5.76" calcext:value-type="float">
            <text:p>5,76</text:p>
          </table:table-cell>
          <table:table-cell table:style-name="ce99" table:formula="of:=[.E27]+[.C28]-[.D28]" office:value-type="float" office:value="13169.04" calcext:value-type="float">
            <text:p>13.169,04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/>
          <table:table-cell table:style-name="ce89" office:value-type="float" office:value="15.75" calcext:value-type="float">
            <text:p>15,75</text:p>
          </table:table-cell>
          <table:table-cell table:style-name="ce99" table:formula="of:=[.E28]+[.C29]-[.D29]" office:value-type="float" office:value="13153.29" calcext:value-type="float">
            <text:p>13.153,2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/>
          <table:table-cell table:style-name="ce89" office:value-type="float" office:value="14.28" calcext:value-type="float">
            <text:p>14,28</text:p>
          </table:table-cell>
          <table:table-cell table:style-name="ce99" table:formula="of:=[.E29]+[.C30]-[.D30]" office:value-type="float" office:value="13139.01" calcext:value-type="float">
            <text:p>13.139,0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/>
          <table:table-cell table:style-name="ce89" office:value-type="float" office:value="22.5" calcext:value-type="float">
            <text:p>22,50</text:p>
          </table:table-cell>
          <table:table-cell table:style-name="ce99" table:formula="of:=[.E30]+[.C31]-[.D31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1]+[.C32]-[.D32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2]+[.C33]-[.D33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3]+[.C34]-[.D34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12233.28" calcext:value-type="float">
            <text:p>12.23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233.28" calcext:value-type="float">
            <text:p>12.23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 teminat için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4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/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5585" calcext:value-type="float">
            <text:p>15.585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4415" calcext:value-type="float">
            <text:p>14.415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5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5585" calcext:value-type="float">
            <text:p>15.58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2305" calcext:value-type="float">
            <text:p>12.305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2305" calcext:value-type="float">
            <text:p>-12.305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2305" calcext:value-type="float">
            <text:p>12.30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3947.91" calcext:value-type="float">
            <text:p>3.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02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/>
          <table:table-cell office:value-type="string" calcext:value-type="string">
            <text:p>yıkama elektrik abone bedeli</text:p>
          </table:table-cell>
          <table:table-cell/>
          <table:table-cell table:style-name="Default"/>
          <table:table-cell/>
          <table:table-cell office:value-type="float" office:value="3000" calcext:value-type="float">
            <text:p>3.000,00</text:p>
          </table:table-cell>
          <table:table-cell table:style-name="ce102" table:formula="of:=[.G22]+[.E23]-[.F23]" office:value-type="float" office:value="-3947.91" calcext:value-type="float">
            <text:p>-3.947,9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3997.4729865" calcext:value-type="float">
            <text:p>3.997,4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6653.5329865" calcext:value-type="float">
            <text:p>26.653,5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6653.5329865" calcext:value-type="float">
            <text:p>26.653,5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357.7769475" calcext:value-type="float">
            <text:p>357,78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number-columns-repeated="2" table:default-cell-style-name="Default"/>
        <table:table-row table:style-name="ro1" table:number-rows-repeated="6">
          <table:table-cell table:number-columns-repeated="7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  <table:table-cell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  <table:table-cell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  <table:table-cell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  <table:table-cell/>
        </table:table-row>
        <table:table-row table:style-name="ro3">
          <table:table-cell table:style-name="ce54"/>
          <table:table-cell table:style-name="ce109" office:value-type="string" calcext:value-type="string">
            <text:p>2020 Sanayi Nakli Yekün</text:p>
          </table:table-cell>
          <table:table-cell table:style-name="ce65" office:value-type="float" office:value="4938.07" calcext:value-type="float">
            <text:p>4.938,07</text:p>
          </table:table-cell>
          <table:table-cell table:style-name="ce163"/>
          <table:table-cell table:style-name="ce163" table:formula="of:=-[.C11]" office:value-type="float" office:value="-4938.07" calcext:value-type="float">
            <text:p>-4.938,0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0 ali paşa nakli yekün</text:p>
          </table:table-cell>
          <table:table-cell table:style-name="ce65" office:value-type="float" office:value="13858.5" calcext:value-type="float">
            <text:p>13.858,50</text:p>
          </table:table-cell>
          <table:table-cell table:style-name="ce163"/>
          <table:table-cell table:style-name="ce48" table:formula="of:=[.E11]-[.C12]+[.D12]" office:value-type="float" office:value="-18796.57" calcext:value-type="float">
            <text:p>-18.796,5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1 ali paşa hesabı atila balcıda</text:p>
          </table:table-cell>
          <table:table-cell table:style-name="ce65"/>
          <table:table-cell table:style-name="ce163"/>
          <table:table-cell table:style-name="ce48"/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18549.435762" calcext:value-type="float">
            <text:p>18.549,44</text:p>
          </table:table-cell>
          <table:table-cell table:style-name="ce164"/>
          <table:table-cell table:style-name="ce48" table:formula="of:=[.E12]-[.C14]+[.D14]" office:value-type="float" office:value="-37346.005762" calcext:value-type="float">
            <text:p>-37.346,01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4]-[.C15]+[.D15]" office:value-type="float" office:value="-31346.005762" calcext:value-type="float">
            <text:p>-31.346,01</text:p>
          </table:table-cell>
          <table:table-cell table:style-name="ce168"/>
          <table:table-cell table:style-name="ce54"/>
        </table:table-row>
        <table:table-row table:style-name="ro3" table:number-rows-repeated="2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/>
        </table:table-row>
        <table:table-row table:style-name="ro3" table:number-rows-repeated="2">
          <table:table-cell table:number-columns-repeated="4"/>
          <table:table-cell table:style-name="ce48"/>
          <table:table-cell table:number-columns-repeated="2"/>
        </table:table-row>
        <table:table-row table:style-name="ro3">
          <table:table-cell table:number-columns-repeated="4"/>
          <table:table-cell table:style-name="ce49"/>
          <table:table-cell table:number-columns-repeated="2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13:54:18.94832514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4T15:38:10.375658590</dc:date>
    <meta:editing-duration>P2DT12H44M49S</meta:editing-duration>
    <meta:editing-cycles>158</meta:editing-cycles>
    <meta:generator>LibreOffice/7.1.6.2$Linux_X86_64 LibreOffice_project/10$Build-2</meta:generator>
    <meta:print-date>2021-09-29T17:30:44.307828083</meta:print-date>
    <meta:document-statistic meta:table-count="11" meta:cell-count="677" meta:object-count="0"/>
  </office:meta>
</office:document-meta>
</file>